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P8" style:family="paragraph" style:parent-style-name="Standard">
      <style:paragraph-properties fo:text-align="center" style:justify-single-word="false"/>
      <style:text-properties fo:text-transform="uppercase" fo:font-weight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text-transform="uppercase"/>
    </style:style>
    <style:style style:name="T3" style:family="text">
      <style:text-properties fo:text-transform="uppercase" fo:font-weight="bold"/>
    </style:style>
    <style:style style:name="T4" style:family="text">
      <style:text-properties fo:text-transform="uppercase" fo:color="#222222" style:font-name="Georgia" fo:font-size="11.25pt" fo:letter-spacing="normal" fo:font-style="normal" fo:font-weight="bold"/>
    </style:style>
    <style:style style:name="T5" style:family="text">
      <style:text-properties fo:font-size="18pt"/>
    </style:style>
    <style:style style:name="T6" style:family="text">
      <style:text-properties fo:font-size="18pt" fo:font-weight="bold"/>
    </style:style>
    <style:style style:name="T7" style:family="text">
      <style:text-properties fo:font-variant="normal" fo:text-transform="none" fo:color="#222222" style:font-name="Georgia" fo:font-size="11.25pt" fo:letter-spacing="normal" fo:font-style="normal" fo:font-weight="bold"/>
    </style:style>
    <style:style style:name="T8" style:family="text">
      <style:text-properties fo:font-variant="normal" fo:text-transform="none" fo:color="#222222" style:font-name="Georgia" fo:font-size="11.25pt" fo:letter-spacing="normal" fo:font-style="normal" fo:font-weight="normal"/>
    </style:style>
    <style:style style:name="T9" style:family="text">
      <style:text-properties fo:font-variant="normal" fo:text-transform="none" fo:color="#222222" fo:letter-spacing="normal"/>
    </style:style>
    <style:style style:name="T10" style:family="text">
      <style:text-properties fo:font-variant="normal" fo:text-transform="none" fo:color="#222222" fo:letter-spacing="normal" fo:background-color="#fff9ee" loext:char-shading-value="0"/>
    </style:style>
    <style:style style:name="T11" style:family="text">
      <style:text-properties fo:font-variant="normal" fo:text-transform="none" fo:color="#222222" fo:letter-spacing="normal" fo:font-style="normal" fo:font-weight="normal"/>
    </style:style>
    <style:style style:name="T12" style:family="text">
      <style:text-properties fo:font-variant="normal" fo:text-transform="none" fo:color="#222222" fo:letter-spacing="normal" fo:font-style="normal" fo:font-weight="bold"/>
    </style:style>
    <style:style style:name="T13" style:family="text">
      <style:text-properties style:font-name="Georgia" fo:font-size="11.25pt" fo:font-style="normal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LA EM 1º DE JANEIRO DE 2017 – LIÇÃO 1</text:p>
      <text:p text:style-name="P3">(Revista: Editora Betel)</text:p>
      <text:p text:style-name="P1"/>
      <text:p text:style-name="P4">Tema: <text:span text:style-name="T3">INFLUENCIANDO GERAÇÕES ATRAVÉS DA CONDUTA E EXEMPLO DE VIDA</text:span></text:p>
      <text:p text:style-name="P1"/>
      <text:p text:style-name="P1"><text:span text:style-name="T5">Texto Áureo:</text:span> <text:span text:style-name="T6">Js 24.15</text:span></text:p>
      <text:p text:style-name="P5">  </text:p>
      <text:p text:style-name="P2">INTRODUÇÃO</text:p>
      <text:p text:style-name="P1">- Querido(a) professor(a), nesta lição cumprimente a classe por estarem iniciando mais um trimestre e mais um  ano na EBD, apresente a revista mostrando os títulos das lições.</text:p>
      <text:p text:style-name="P1">- “<text:span text:style-name="T1">seja o nosso exemplo de vida com Deus”</text:span>, é a forma como somos homens e mulheres de Deus, como vivemos essa vida santa na presença do Senhor, é como as pessoas nos observa e como às influenciamos por isso.</text:p>
      <text:p text:style-name="P1"><text:soft-page-break/>- “<text:span text:style-name="T1">valioso legado para as futuras gerações”</text:span>, legado é o que vamos deixar para as futuras gerações e as crianças que hoje estão na igreja, ou que virão depois, os jovens da mocidade, os futuros novos convertidos são as gerações que serão influenciadas por esse legado.</text:p>
      <text:p text:style-name="P1">__________________________________________</text:p>
      <text:p text:style-name="P2">1. <text:span text:style-name="T2">A IMPORTÂNCIA DE UMA GERAÇÃO.</text:span></text:p>
      <text:p text:style-name="P1"><text:span text:style-name="T1">- “quando uma geração não deixa um bom legado”</text:span>, geração são as pessoas de uma mesma faixa de idade que estão vivendo no mundo hoje, assim os adultos é a geração que está construindo o futuro, os jovens é a geração está aprendendo e as crianças é a geração que vem logo depois.</text:p>
      <text:p text:style-name="P1"/>
      <text:p text:style-name="P6"><text:span text:style-name="T7">1.1. A responsabilidade de uma geração.</text:span><text:line-break/><text:span text:style-name="T7">- “empenhar-se em sua própria experiência com Deus”</text:span><text:span text:style-name="T8">, significa que cada geração deve ter uma vida com Deus e realizar a obra do Senhor, vivendo, lutando, sofrendo, conquistando e vencendo suas próprias guerras.</text:span><text:line-break/><text:span text:style-name="T8">- </text:span><text:span text:style-name="T9">“</text:span><text:span text:style-name="T7">experiências espirituais dos heróis do passado”</text:span><text:span text:style-name="T8">, essas experiências devem ser somente para exemplos e inspiração para as nossas, ao ser pregado ou ensinado na EBD, cada se anima ao ouvi-las, mas se a pessoa não </text:span><text:soft-page-break/><text:span text:style-name="T8">se empenhar numa vida devocional com Deus, então não terá valido de nada aprender sobre essas experiências. </text:span></text:p>
      <text:p text:style-name="P1">- “<text:span text:style-name="T1">outra geração após eles se levantou, que não conhecia ao Senhor”</text:span>, é o problema da falta do ensino, do exemplo e também do discipulado, pois se Josué tivesse discipulado algum jovem promissor como Moisés fez com ele, então haveria outro líder depois dele.</text:p>
      <text:p text:style-name="P1"/>
      <text:p text:style-name="P6"><text:span text:style-name="T7">1.2. Uma geração deve ensinar à outra geração. </text:span><text:line-break/><text:span text:style-name="T8">- </text:span><text:span text:style-name="T9">“</text:span><text:span text:style-name="T7">conheçam os atos portentosos de nosso Deus”</text:span><text:span text:style-name="T8">, as ordenanças que Deus deixou para se fazerem festas e dias comemorativos tinha o objetivo de serem memoriais para as gerações futuras.</text:span><text:line-break/><text:span text:style-name="T8">- </text:span><text:span text:style-name="T9">“</text:span><text:span text:style-name="T7">precisa tornar conhecido o plano de salvação do Senhor”</text:span><text:span text:style-name="T8">, é cumpri o ide da grande comissão no tempo presente sem perda de tempo. A pregação da mensagem do evangelho não pode ser substituída por entretenimentos.</text:span><text:line-break/><text:span text:style-name="T8">- </text:span><text:span text:style-name="T9">“</text:span><text:span text:style-name="T7">Que O conheça como Deus e Senhor”</text:span><text:span text:style-name="T8">, se as gerações atuais não se emprenharem em transmiti o conhecimento de Deus ao mundo, poderá acontecer de num futuro as pessoas o terem como um mito e suas histórias como fábulas. </text:span><text:line-break/><text:soft-page-break/><text:span text:style-name="T8">- </text:span><text:span text:style-name="T9">“</text:span><text:span text:style-name="T7">pois só ensina quem vivenciou experiências”</text:span><text:span text:style-name="T8">, para ter essas experiências somente tendo vida devocional com Deus, ou seja, jejuando, orando, estudando, se consagrando, frequentando aos cultos, etc. </text:span><text:line-break/><text:line-break/><text:span text:style-name="T7">1.3.</text:span><text:span text:style-name="T10"> </text:span><text:span text:style-name="T7">De geração em geração.</text:span></text:p>
      <text:p text:style-name="P1"><text:span text:style-name="T1">- “a responsabilidade de educar os filhos é dos pais”</text:span>, os filhos podem aprender muitas coisas no ensino secular, mas o caráter e o conhecimento de Deus eles devem aprender em casa, veja:</text:p>
      <text:p text:style-name="P5">“<text:span text:style-name="T13">E estas palavras, que hoje te ordeno, estarão no teu coração;<text:line-break/>E as ensinarás a teus filhos e delas falarás assentado em tua casa, e andando pelo caminho, e deitando-te e levantando-te.” Dt 6.6,7</text:span></text:p>
      <text:p text:style-name="P1"><text:span text:style-name="T1">- “se fracassamos em nossos lares não teremos sucesso na Igreja”</text:span>, muitos não aceitam receber a instrução de um líder com seu lar arruinado e filhos dando maus exemplos.</text:p>
      <text:p text:style-name="P1"><text:span text:style-name="T1">- “observar nossa conduta e serem atraídos por ela”</text:span>, se vivermos uma vida de santidade e amor com Deus os filhos perceberão e se apoiarão nisso.</text:p>
      <text:p text:style-name="P1">- “<text:span text:style-name="T1">Se todos assumirem suas responsabilidades”</text:span>, existe um falso <text:soft-page-break/>evangelho sendo veiculado por aí, onde não há transformação de vidas, nem ensino da Palavra, mas se os nossos filhos aprenderem e nos verem fazer o certo não trilharão o caminho errado.</text:p>
      <text:p text:style-name="P2">_____________________________________________</text:p>
      <text:p text:style-name="P2">2.<text:span text:style-name="T2"> UM LEGADO PARA OUTRA GERAÇÃO</text:span></text:p>
      <text:p text:style-name="P2"/>
      <text:p text:style-name="P2">2.1. Um lar alicerçado é um lar influente.</text:p>
      <text:p text:style-name="P1"><text:span text:style-name="T1">- “primeira epístola de Paulo a Timóteo”</text:span>, as cartas de Paulo a Timóteo tinham o objetivo de manter a obra nas igrejas que o apóstolo tinha iniciado.</text:p>
      <text:p text:style-name="P1">- “<text:span text:style-name="T1">finalidade alcançar uma esfera maior de influência”</text:span>, quer dizer que um bom administrador em casa seria também bom na igreja, veja como ele disse:</text:p>
      <text:p text:style-name="P5">“<text:span text:style-name="T13">Porque os que servirem bem como diáconos, adquirirão para si uma boa posição e muita confiança na fé que há em Cristo Jesus.” Tm 3.13</text:span></text:p>
      <text:p text:style-name="P1">- “<text:span text:style-name="T1">uma graduação mais alta de confiança e de honra”</text:span>, significa que as pessoas confiariam mais nele por ser um bom exemplo de boa administração e de fato isso é o que acontece.</text:p>
      <text:p text:style-name="P16"><text:span text:style-name="T11">- “</text:span><text:span text:style-name="T12">essa casa produzirá uma segunda geração com influência”</text:span><text:span text:style-name="T11">, quer dizer, boas influências geram boas influências da mesma forma que maus exemplos geram </text:span><text:soft-page-break/><text:span text:style-name="T11">outros maus exemplos.</text:span><text:line-break/></text:p>
      <text:p text:style-name="P2">2.2. A fé verdadeira começa em casa.</text:p>
      <text:p text:style-name="P1">- “<text:span text:style-name="T1">é limitar-se a realizar cultos nos lares”</text:span>, na verdade essa é somente uma parte, pois o leque de responsabilidades é bem maior.</text:p>
      <text:p text:style-name="P1">- “<text:span text:style-name="T1">compartilhar esse tempo através de diálogos”</text:span>, a falta de diálogo dos filhos com os pais tem afetado muito o aprendizado de Deus dentro de casa e com o uso constante de redes sociais e smartphones esse problema só tem aumentado.</text:p>
      <text:p text:style-name="P1">- “<text:span text:style-name="T1">de pais (ou um parente próximo)”</text:span>, algumas vezes um tio se torna um bom exemplos para os filhos de um casal.</text:p>
      <text:p text:style-name="P1">- “<text:span text:style-name="T1">Precisamos dar nossos filhos a Deus”</text:span>, é leva-los bem novos para a igreja, estar com eles nas consagrações, cultos, Escola Bíblica, etc. Alguns pais que não fazem isso entregam seus filhos para o mundo.</text:p>
      <text:p text:style-name="P1">- “<text:span text:style-name="T1">herdou isso de sua mãe Eunice, a qual também havia herdado”</text:span>, esse é um exemplo de gerações influenciando gerações. Isso é também possível nos dias de hoje.</text:p>
      <text:p text:style-name="P1"/>
      <text:p text:style-name="P2">2.3. Uma geração edifica a outra.</text:p>
      <text:p text:style-name="P1"><text:span text:style-name="T1">- “Paulo tinha receio que Timóteo oscilasse na fé”</text:span>, isso por causa da grande <text:soft-page-break/>responsabilidade que estaria nas mãos de Timóteo após a partida de Paulo.</text:p>
      <text:p text:style-name="P1">- “<text:span text:style-name="T1">que lance fora o espírito de covardia”</text:span>, é o espírito que o impede de ir adiante, de avançar, de investir.</text:p>
      <text:p text:style-name="P1">- “<text:span text:style-name="T1">A covardia pode parar um avivamento”</text:span>, muitas pessoas param por medo das perseguições, da falta de recursos, do excesso de trabalho ou simplesmente da possibilidade do fracasso.</text:p>
      <text:p text:style-name="P1">- “<text:span text:style-name="T1">ter cuidado com influências negativas”</text:span>, algumas pessoas tem a habilidade de desanimar outras, mas os servos de Cristo devem saber identificar esse tipo de gente e se afastar deles.</text:p>
      <text:p text:style-name="P1">________________________________________</text:p>
      <text:p text:style-name="P2">3.<text:span text:style-name="T2"> A INFLUÊNCIA FAMILIAR</text:span></text:p>
      <text:p text:style-name="P1">- “<text:span text:style-name="T1">Devemos aprender a viver em família”</text:span>, a família é o nascedouro dos bons sentimentos e exemplos da sociedade em geral. Dentro da família surge a noção de trabalho em equipe, surge a empatia, a ética, o perdão, o amor, etc.</text:p>
      <text:p text:style-name="P1"/>
      <text:p text:style-name="P2">3.1. Referenciais dentro e fora de casa.</text:p>
      <text:p text:style-name="P1"><text:span text:style-name="T1">- “é determinante sobre a conduta de uma família”</text:span>, quando os pais agem com sabedoria todos os filhos e netos são bem sucedidos, mas se os pais são tolos os filhos e netos sofrem.</text:p>
      <text:p text:style-name="P1"><text:soft-page-break/>- “<text:span text:style-name="T1">não precisem buscar em outros aquilo que compete a nós”</text:span>, alguns pais se contentam se o filhos enxerga em alguém um bom exemplo e outros se tornam ciumentos, porém a atitude correta é nos esforçarmos para sermos bons exemplos peara os nossos filhos.</text:p>
      <text:p text:style-name="P1"/>
      <text:p text:style-name="P2">3.2. O poder da influência dos pais.</text:p>
      <text:p text:style-name="P1"><text:span text:style-name="T1">- “conduziram Jesus à festa da Páscoa”</text:span>, eles sabiam que Jesus tinha uma missão e que Deus o chamaria no devido tempo, mas nem por isso cruzaram os braços, cuidaram de aproximar o menino das coisas de Deus.</text:p>
      <text:p text:style-name="P1"/>
      <text:p text:style-name="P2">3.3. Lâmpada e luz.</text:p>
      <text:p text:style-name="P1">- “<text:span text:style-name="T1">mandamentos e ensinamentos (leis) estão associados aos pais”</text:span>, as crianças tem como instinto obedecerem os pais e os ensinamentos que os pais transmitem elas assimilam como a mais pura verdade, só começam a contestar e questionar na juventude. Por isso os pais devem aproveitar a infância para passar os valores cristãos aos seus filhos.</text:p>
      <text:p text:style-name="P1">- “<text:span text:style-name="T1">deve ter mandamentos e ensinamentos (leis)”</text:span>, as crianças que aprendem a conviver com regras em seus lares se tornam bons profissionais e líderes. E se forem cristãos <text:soft-page-break/>serão bons obreiros tudo por conta de um lar onde se ensina a cumprir regras.</text:p>
      <text:p text:style-name="P1">- “<text:span text:style-name="T1">Os pais não alcançam recompensas imediatas”</text:span>, alguns bons frutos que semeamos hoje serão colhidos por nossos filhos mais tarde.</text:p>
      <text:p text:style-name="P1"/>
      <text:p text:style-name="P2">CONCLUSÃO</text:p>
      <text:p text:style-name="P1">- “<text:span text:style-name="T1">O trabalho de uma família prospera”</text:span>, esse prosperar não significa ganhar dinheiro, mas sim alcançar o sucesso e um desses sucessos é o ganho de almas e a conversão e edificação de muitas vidas.</text:p>
      <text:p text:style-name="P1">- “<text:span text:style-name="T1">filhos devem fazer boas escolhas”</text:span>, os filhos devem fazer suas escolhas baseados no ensinamento e nas experiências dos pais.</text:p>
      <text:p text:style-name="P1">- Faça o resumo para a revisão e corrija o questionário.</text:p>
      <text:p text:style-name="P1"/>
      <text:p text:style-name="P2">QUESTIONÁRIO</text:p>
      <text:p text:style-name="P1"/>
      <text:p text:style-name="P2">1. Qual é o dever de cada geração?</text:p>
      <text:p text:style-name="P1">R: Fazer com que as gerações futuras conheçam os atos portentosos de nosso Deus (Sl 145,4).</text:p>
      <text:p text:style-name="P1"/>
      <text:p text:style-name="P2">2. Quem é que pode ensinar de modo eficaz sobre Deus?</text:p>
      <text:p text:style-name="P1"><text:soft-page-break/>R: Somente quem vivenciou experiências genuínas com Ele (Jo 3.10).</text:p>
      <text:p text:style-name="P1"/>
      <text:p text:style-name="P2">3. De quem é a responsabilidade de educar os filhos?</text:p>
      <text:p text:style-name="P1">R: Dos pais (Sl 78.5).</text:p>
      <text:p text:style-name="P1"/>
      <text:p text:style-name="P2">4. O que a Palavra de Deus diz sobre quem encontra uma esposa?</text:p>
      <text:p text:style-name="P1">R: Acha o bem e alcança a benevolência do Senhor (Pv 18.22).</text:p>
      <text:p text:style-name="P1"/>
      <text:p text:style-name="P2">5. O que é necessário para que um lar cresça sadio?</text:p>
      <text:p text:style-name="P1">R: Mandamentos e ensinamentos (Pv 6.20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3-04T16:50:29.838010667</dc:date>
    <meta:editing-duration>PT9M46S</meta:editing-duration>
    <meta:editing-cycles>7</meta:editing-cycles>
    <meta:generator>LibreOffice/5.2.5.1$Linux_X86_64 LibreOffice_project/20m0$Build-1</meta:generator>
    <meta:document-statistic meta:table-count="0" meta:image-count="0" meta:object-count="0" meta:page-count="10" meta:paragraph-count="66" meta:word-count="1533" meta:character-count="8902" meta:non-whitespace-character-count="7424"/>
  </office:meta>
</office:document-meta>
</file>